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10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5.316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748cm" fo:break-before="auto" style:use-optimal-row-height="true"/>
    </style:style>
    <style:style style:name="ro10" style:family="table-row">
      <style:table-row-properties style:row-height="2.685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7cm" fo:break-before="auto" style:use-optimal-row-height="true"/>
    </style:style>
    <style:style style:name="ro15" style:family="table-row">
      <style:table-row-properties style:row-height="7.955cm" fo:break-before="auto" style:use-optimal-row-height="true"/>
    </style:style>
    <style:style style:name="ro16" style:family="table-row">
      <style:table-row-properties style:row-height="4.006cm" fo:break-before="auto" style:use-optimal-row-height="true"/>
    </style:style>
    <style:style style:name="ro17" style:family="table-row">
      <style:table-row-properties style:row-height="0.961cm" fo:break-before="auto" style:use-optimal-row-height="true"/>
    </style:style>
    <style:style style:name="ro18" style:family="table-row">
      <style:table-row-properties style:row-height="0.792cm" fo:break-before="auto" style:use-optimal-row-height="true"/>
    </style:style>
    <style:style style:name="ro1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10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8"/>
          <table:table-cell table:style-name="ce14" office:value-type="string">
            <text:p>https://eco.mtk.nao.ac.jp/cgi-bin/koyomi/skymap.cgi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4T10:07:07.11">
            <text:p>0204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czwartek, trzeci luta. / Słoneczna. Bez wiatr. / Planeta Uran, jego lokalizacja. Długość między 240 a 255. Bliżej do 255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W wschodnej działce. Jego róg. &lt;1&gt; Opadłe liście. Piętrzą się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목요일. / 맑은. 바람 없음. / 입춘 까지 앞으로 1 일 남아. / 달 년령 : 1.9. 밤 20시, 서 쪽 하늘, 수평선 바로 상에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반주용 녹화. 이 녹화를 컴퓨터로 넣어, 재생. 이 녹화를 재생하면서, 피리를 불었다. 즐겼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`유리` 의 연습. 구멍은 5. 왼 쪽, 오른 쪽, 둘 다. &lt;1&gt; `유리` 올리기 때, 턱은 어히려 내린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6T09:43:18.53">
            <text:p>0206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Sobota, piąty luta. / Wiatr. Dopiero z późnego popołudnia. zimny wiatr. Na wysokości szóstego piętra. / / Księżyca : Kiedy wychodzę z domu wieczorem, na zachodnim niebie, nisko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obaj w zachodnim działce. (2) Nie zeszli. &lt;1&gt; Jak dla Mike'a, chociaż nie schodzi na ziemie, ale gdy robię masażu, podnosi jej twarz. Wygląda, że czuje się dobrze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토요일. / 맑은. 바람 있음. 오후 낮은 시간이 된 후, 강해졌다. 눈도 짧은 시간의 동안 듬성듬성 춤추고 있었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연습만. &lt;1&gt; 대갑. &lt;2&gt; 소리에서 다른 소리로 이행, 슬러로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연습. 갑소리 내기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مقابلة مع امراة. / أنجبت رضيع.</text:p>
            <text:p>muqaabala[wywiad / maA / amraa[kobieta / andhaptu[urodzil`a / rad^iyA[dziecko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آنها يک بار عقب نشينی می کنند.</text:p>
            <text:p>eek-baar[raz / Aqab-nashiynii[wro`cil` / miy-konaand[robic` / sepaas[naste_pnie / baar-mi-gardaand[wracaja_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या , आप मरेगे , और , आप होश नहीं रखेंगे। </text:p>
            <text:p>yaa[albo / marege[umrzesz / hosh[conscious / rakhenge[keep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10">
            <text:p>10</text:p>
          </table:table-cell>
          <table:table-cell table:style-name="ce6"/>
          <table:table-cell table:style-name="ce11" office:value-type="string">
            <text:p>h-2</text:p>
          </table:table-cell>
          <table:table-cell table:style-name="ce13" office:value-type="string" table:number-columns-spanned="3" table:number-rows-spanned="1">
            <text:p>यह कौन सा होगा।</text:p>
            <text:p>yee / koon-sa[kto`ry / hoga[stanie sie_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11">
            <text:p>11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（对自己）（1）关于量子力学的文章。在它里，时时著者说，`嘿，这是很重要，不要忘记`(m1)，或者, `这是很难理解`(m2)。（a）我告诉你：穿越这些噪[zao4音。（2）这些意见，处理翻译且说来。（a）m1 的意思是，`（a1）我参加考试时，我不会回忆这条表达式。我考上不了。我很伤心。（a2）现在我对你说别忘。做这样，我试图治疗我自己的伤心。`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8]+1" office:value-type="float" office:value="12">
            <text:p>12</text:p>
          </table:table-cell>
          <table:table-cell table:style-name="ce6"/>
          <table:table-cell table:style-name="ce11" office:value-type="string">
            <text:p>c-2</text:p>
          </table:table-cell>
          <table:table-cell table:style-name="ce12" office:value-type="string" table:number-columns-spanned="3" table:number-rows-spanned="1">
            <text:p>（b）m2 的意思。可能你已经猜[cai1理了。意思是，`我不知道。我曾经试图去理解。不成功。别再问我。`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13">
            <text:p>13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я сижу на стуле. моя талия начинает болеть. / насто'лько[wie_c, я сто'ю на коленях[knee.e, снова, талия боли'т[boli.pl, тем&lt;chim&gt;[mimo-wszystko;<text:a xlink:href="mailto:jednakz@e">jednakz@e</text:a>~2 не ме'&lt;je&gt;нее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6" office:value-type="date" office:date-value="2022-02-07T09:12:36.18">
            <text:p>0207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Niedziele, szósty luta. / Księżyca : Kiedy wychodzę z domu : Na zachodnim niebie, wyższy niż poprzednej dnia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Obaj w zachodnim. (2) Po podaniu jedzenia pasty, Mike podchodzi do bardziej przydrożnego miejsca na ścianie. Patrząc mnie. &lt;1&gt; Podchodzę do Mike'a, robię masaż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일요일. 맑은. / 월령, 4.9. / 천체 : 천왕성. 6일, 20시 경. 달와 거의 같은 위치에 있음. &lt;1&gt; 위도. 의도도 거의 달와 같다. / 천체 : 오리온 자리. 오리온 자신에게서 보면, 오른 쪽 어깨. 가, 베텔게우스. &lt;2&gt; 왼 쪽 무릎이 리겔 (参宿七 : 중국어, 셴시우 치)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연습 : 대갑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시노 연주를 녹화했다. 내용은, 넷 개의 음표를 사용. (2) 이 녹화를 재생하면서 연주하려고 했다. &lt;1&gt; 하지만, 이전에 녹화하던 비디오를 재생 해보면, 충분히, 말하자면, `지원`을 느꼈다. &lt;2&gt; 그래서, 이 새로운 녹화가 아니, 이전에의 녹화를 재생 계속했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أنجبت طفلاً أثناء الحرب. / لقد فقدت طفلها خلال نفس حرب.</text:p>
            <text:p>athnaa[w-czasie / al-harb-i[wojna / laqat-faqatta[have-lost / t^ifla-haa[jej-dziecko / h^ilala[podczas / nafs-i[samo / h^arben[wojna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سپس، آنها شروع به کشتن مردم می کنند.</text:p>
            <text:p>shuruwA[zaczynaja_ / koshtaan[zabijac` / mardoom[ludzi /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यदि, आप होश में रहते हैं, फिर , लोग अपने बड़ों को पहले मौत के घाट भेज देंगे। </text:p>
            <text:p>yadi[jes`li / hosh-men[w-s`wiadomos`ci / rahate-hen[pozostac` / phir[wie_c / log-apane[ludzi-mowia_ / bad_on-ko[starszym / pahale[pierwsza / moot-ke-ghaat_[death-pier / bhej[send.e / denge[will.e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物理学。（1）有说明文章。如下：∫ψ^(*)(E - H^)ψdx (s1). （a）作者说，该表达式，价值是零。（2）最初，我认识，该式里，(E - H^) (s2) 的部分，就是成为零。（3）一段时间后，我认识到，对 (E - H^)， 加上 ψ，就是，(E - H^)ψ (s3) 的部分，就成零的。（a）这个结论的根据，就是，前提之一的关系表达，H^ψ =Eψ (s4)。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11" office:value-type="string">
            <text:p>c-2</text:p>
          </table:table-cell>
          <table:table-cell table:style-name="ce12" office:value-type="string" table:number-columns-spanned="3" table:number-rows-spanned="1">
            <text:p>（b）从 s4，我们获得别的关系，使用转项规定，H^ψ - Eψ = 0 (s5)。（c）使用分配律的反面，左边成为，(H^ - E) ψ (s6)。（d）把 s6 入去 s5，我们获得，(H^ - E) ψ = 0 (s7)。（e）s7 入去 s1，获得，∫ψ^(*) 0 dx (s8)。（f）s8 的 integrand，就是零。零的积分，也是零。所以，最终，我们获得，s1 = 0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бе'лые во'лосы растут на мое'&lt;je&gt;й голо'ве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 office:value-type="string">
            <text:p>xx</text:p>
          </table:table-cell>
          <table:table-cell table:style-name="ce11" office:value-type="string">
            <text:p>p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11" office:value-type="string">
            <text:p>p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11" office:value-type="string">
            <text:p>k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11" office:value-type="string">
            <text:p>k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11" office:value-type="string">
            <text:p>k-3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11" office:value-type="string">
            <text:p>a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11" office:value-type="string">
            <text:p>f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11" office:value-type="string">
            <text:p>h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11" office:value-type="string">
            <text:p>c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11" office:value-type="string">
            <text:p>r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7T11:43:10.1">
            <text:p>0207 <text:s/>1143</text:p>
          </table:table-cell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7" table:formula="of:=NOW()" office:value-type="date" office:date-value="2022-02-07T11:43:10.1">
            <text:p>0207 <text:s/>1143</text:p>
          </table:table-cell>
          <table:table-cell table:style-name="ce7" table:formula="of:=NOW()" office:value-type="date" office:date-value="2022-02-07T11:43:10.1">
            <text:p>0207 <text:s/>11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7T11:43:10.1">
            <text:p>0207 <text:s/>11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3"/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table:number-columns-repeated="5"/>
          <table:table-cell table:style-name="ce17"/>
          <table:table-cell table:number-columns-repeated="1011"/>
        </table:table-row>
        <table:table-row table:style-name="ro18">
          <table:table-cell table:number-columns-repeated="3"/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table:number-columns-repeated="5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https://eco.mtk.nao.ac.jp/cgi-bin/koyomi/skymap.cgi</text:p>
          </table:table-cell>
          <table:covered-table-cell table:number-columns-repeated="3" table:style-name="ce9"/>
          <table:table-cell table:number-columns-repeated="6"/>
          <table:table-cell table:style-name="ce17"/>
          <table:table-cell table:number-columns-repeated="1011"/>
        </table:table-row>
        <table:table-row table:style-name="ro1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https://www.benri.jp/calendar/moon</text:p>
          </table:table-cell>
          <table:covered-table-cell table:number-columns-repeated="3" table:style-name="ce9"/>
          <table:table-cell table:number-columns-repeated="6"/>
          <table:table-cell table:style-name="ce17"/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9" table:number-columns-repeated="4"/>
          <table:table-cell table:number-columns-repeated="6"/>
          <table:table-cell table:style-name="ce17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7">2022/02/07</text:date>, <text:time>11:4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7T11:43:09.77</dc:date>
    <dc:creator>iwabuchi ken</dc:creator>
    <meta:editing-duration>P12DT16H33M48S</meta:editing-duration>
    <meta:editing-cycles>1791</meta:editing-cycles>
    <meta:generator>OpenOffice/4.1.3$Win32 OpenOffice.org_project/413m1$Build-9783</meta:generator>
    <meta:document-statistic meta:table-count="1" meta:cell-count="350" meta:object-count="0"/>
  </office:meta>
</office:document-meta>
</file>